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2eb24" officeooo:paragraph-rsid="00020509"/>
    </style:style>
    <style:style style:name="P2" style:family="paragraph" style:parent-style-name="Standard">
      <style:text-properties style:text-underline-style="solid" style:text-underline-width="auto" style:text-underline-color="font-color" officeooo:rsid="0002eb24" officeooo:paragraph-rsid="00056f6f"/>
    </style:style>
    <style:style style:name="P3" style:family="paragraph" style:parent-style-name="Standard">
      <style:text-properties style:text-underline-style="solid" style:text-underline-width="auto" style:text-underline-color="font-color" officeooo:rsid="00056f6f" officeooo:paragraph-rsid="00056f6f"/>
    </style:style>
    <style:style style:name="P4" style:family="paragraph" style:parent-style-name="Standard">
      <style:text-properties style:text-underline-style="solid" style:text-underline-width="auto" style:text-underline-color="font-color" officeooo:rsid="001476be" officeooo:paragraph-rsid="001476be"/>
    </style:style>
    <style:style style:name="P5" style:family="paragraph" style:parent-style-name="Standard">
      <style:text-properties style:text-underline-style="solid" style:text-underline-width="auto" style:text-underline-color="font-color" officeooo:rsid="001bc88e" officeooo:paragraph-rsid="001bc88e"/>
    </style:style>
    <style:style style:name="P6" style:family="paragraph" style:parent-style-name="Standard">
      <style:text-properties style:text-underline-style="solid" style:text-underline-width="auto" style:text-underline-color="font-color" officeooo:rsid="003589af" officeooo:paragraph-rsid="003589af"/>
    </style:style>
    <style:style style:name="P7" style:family="paragraph" style:parent-style-name="Standard">
      <style:text-properties style:text-underline-style="solid" style:text-underline-width="auto" style:text-underline-color="font-color" officeooo:rsid="004930df" officeooo:paragraph-rsid="00559708"/>
    </style:style>
    <style:style style:name="P8" style:family="paragraph" style:parent-style-name="Standard">
      <style:text-properties style:text-underline-style="none" officeooo:rsid="0002eb24" officeooo:paragraph-rsid="00056f6f"/>
    </style:style>
    <style:style style:name="P9" style:family="paragraph" style:parent-style-name="Standard">
      <style:text-properties style:text-underline-style="solid" style:text-underline-width="auto" style:text-underline-color="font-color" officeooo:rsid="001476be" officeooo:paragraph-rsid="00726908"/>
    </style:style>
    <style:style style:name="P10" style:family="paragraph" style:parent-style-name="Standard">
      <style:text-properties style:text-underline-style="solid" style:text-underline-width="auto" style:text-underline-color="font-color" officeooo:rsid="001bc88e" officeooo:paragraph-rsid="001bc88e"/>
    </style:style>
    <style:style style:name="P11" style:family="paragraph" style:parent-style-name="Standard">
      <style:text-properties style:text-underline-style="solid" style:text-underline-width="auto" style:text-underline-color="font-color" officeooo:rsid="0002eb24" officeooo:paragraph-rsid="009022a0"/>
    </style:style>
    <style:style style:name="P12" style:family="paragraph" style:parent-style-name="Standard">
      <style:text-properties style:text-underline-style="solid" style:text-underline-width="auto" style:text-underline-color="font-color" officeooo:rsid="004930df" officeooo:paragraph-rsid="00941253"/>
    </style:style>
    <style:style style:name="P13" style:family="paragraph" style:parent-style-name="Standard">
      <style:text-properties style:text-underline-style="solid" style:text-underline-width="auto" style:text-underline-color="font-color" officeooo:rsid="003589af" officeooo:paragraph-rsid="009e7b42"/>
    </style:style>
    <style:style style:name="P14" style:family="paragraph" style:parent-style-name="Standard">
      <style:text-properties style:text-underline-style="solid" style:text-underline-width="auto" style:text-underline-color="font-color" officeooo:rsid="003589af" officeooo:paragraph-rsid="00a07f34"/>
    </style:style>
    <style:style style:name="P15" style:family="paragraph" style:parent-style-name="Standard">
      <style:text-properties style:text-underline-style="solid" style:text-underline-width="auto" style:text-underline-color="font-color" officeooo:rsid="00056f6f" officeooo:paragraph-rsid="00abb707"/>
    </style:style>
    <style:style style:name="P16" style:family="paragraph" style:parent-style-name="Standard">
      <style:text-properties style:text-underline-style="solid" style:text-underline-width="auto" style:text-underline-color="font-color" officeooo:rsid="00bb0b37" officeooo:paragraph-rsid="00bb0b37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56f6f"/>
    </style:style>
    <style:style style:name="T3" style:family="text">
      <style:text-properties style:text-underline-style="none" officeooo:rsid="0008eddb"/>
    </style:style>
    <style:style style:name="T4" style:family="text">
      <style:text-properties style:text-underline-style="none" officeooo:rsid="000c7d8d"/>
    </style:style>
    <style:style style:name="T5" style:family="text">
      <style:text-properties style:text-underline-style="none" officeooo:rsid="0011934d"/>
    </style:style>
    <style:style style:name="T6" style:family="text">
      <style:text-properties style:text-underline-style="none" officeooo:rsid="00146701"/>
    </style:style>
    <style:style style:name="T7" style:family="text">
      <style:text-properties style:text-underline-style="none" officeooo:rsid="001512d0"/>
    </style:style>
    <style:style style:name="T8" style:family="text">
      <style:text-properties style:text-underline-style="none" officeooo:rsid="001a2cc7"/>
    </style:style>
    <style:style style:name="T9" style:family="text">
      <style:text-properties style:text-underline-style="none" officeooo:rsid="0002eb24"/>
    </style:style>
    <style:style style:name="T10" style:family="text">
      <style:text-properties style:text-underline-style="none" officeooo:rsid="00210967"/>
    </style:style>
    <style:style style:name="T11" style:family="text">
      <style:text-properties style:text-underline-style="none" officeooo:rsid="002303e6"/>
    </style:style>
    <style:style style:name="T12" style:family="text">
      <style:text-properties style:text-underline-style="none" officeooo:rsid="00279416"/>
    </style:style>
    <style:style style:name="T13" style:family="text">
      <style:text-properties style:text-underline-style="none" officeooo:rsid="00280556"/>
    </style:style>
    <style:style style:name="T14" style:family="text">
      <style:text-properties style:text-underline-style="none" officeooo:rsid="002e3cf0"/>
    </style:style>
    <style:style style:name="T15" style:family="text">
      <style:text-properties style:text-underline-style="none" officeooo:rsid="00303289"/>
    </style:style>
    <style:style style:name="T16" style:family="text">
      <style:text-properties style:text-underline-style="none" officeooo:rsid="0033d73e"/>
    </style:style>
    <style:style style:name="T17" style:family="text">
      <style:text-properties style:text-underline-style="none" officeooo:rsid="00344ee5"/>
    </style:style>
    <style:style style:name="T18" style:family="text">
      <style:text-properties style:text-underline-style="none" officeooo:rsid="00354ddd"/>
    </style:style>
    <style:style style:name="T19" style:family="text">
      <style:text-properties style:text-underline-style="none" officeooo:rsid="0039aef9"/>
    </style:style>
    <style:style style:name="T20" style:family="text">
      <style:text-properties style:text-underline-style="none" officeooo:rsid="003a9374"/>
    </style:style>
    <style:style style:name="T21" style:family="text">
      <style:text-properties style:text-underline-style="none" officeooo:rsid="003f82d4"/>
    </style:style>
    <style:style style:name="T22" style:family="text">
      <style:text-properties style:text-underline-style="none" officeooo:rsid="003ff5ba"/>
    </style:style>
    <style:style style:name="T23" style:family="text">
      <style:text-properties style:text-underline-style="none" officeooo:rsid="0040d36e"/>
    </style:style>
    <style:style style:name="T24" style:family="text">
      <style:text-properties style:text-underline-style="none" officeooo:rsid="0043af2e"/>
    </style:style>
    <style:style style:name="T25" style:family="text">
      <style:text-properties style:text-underline-style="none" officeooo:rsid="00523fdb"/>
    </style:style>
    <style:style style:name="T26" style:family="text">
      <style:text-properties style:text-underline-style="none" officeooo:rsid="00559708"/>
    </style:style>
    <style:style style:name="T27" style:family="text">
      <style:text-properties style:text-underline-style="none" officeooo:rsid="0058aea3"/>
    </style:style>
    <style:style style:name="T28" style:family="text">
      <style:text-properties style:text-underline-style="none" officeooo:rsid="005afd3b"/>
    </style:style>
    <style:style style:name="T29" style:family="text">
      <style:text-properties style:text-underline-style="none" officeooo:rsid="005c7e01"/>
    </style:style>
    <style:style style:name="T30" style:family="text">
      <style:text-properties style:text-underline-style="none" officeooo:rsid="005ee22d"/>
    </style:style>
    <style:style style:name="T31" style:family="text">
      <style:text-properties style:text-underline-style="none" officeooo:rsid="0061c41a"/>
    </style:style>
    <style:style style:name="T32" style:family="text">
      <style:text-properties style:text-underline-style="none" officeooo:rsid="006b432a"/>
    </style:style>
    <style:style style:name="T33" style:family="text">
      <style:text-properties style:text-underline-style="none" officeooo:rsid="006ce068"/>
    </style:style>
    <style:style style:name="T34" style:family="text">
      <style:text-properties style:text-underline-style="none" officeooo:rsid="00706a65"/>
    </style:style>
    <style:style style:name="T35" style:family="text">
      <style:text-properties style:text-underline-style="none" officeooo:rsid="007186f6"/>
    </style:style>
    <style:style style:name="T36" style:family="text">
      <style:text-properties style:text-underline-style="none" officeooo:rsid="00726908"/>
    </style:style>
    <style:style style:name="T37" style:family="text">
      <style:text-properties style:text-underline-style="none" officeooo:rsid="007e6db8"/>
    </style:style>
    <style:style style:name="T38" style:family="text">
      <style:text-properties style:text-underline-style="none" officeooo:rsid="0081b53f"/>
    </style:style>
    <style:style style:name="T39" style:family="text">
      <style:text-properties style:text-underline-style="none" officeooo:rsid="008731f6"/>
    </style:style>
    <style:style style:name="T40" style:family="text">
      <style:text-properties style:text-underline-style="none" officeooo:rsid="009022a0"/>
    </style:style>
    <style:style style:name="T41" style:family="text">
      <style:text-properties style:text-underline-style="none" officeooo:rsid="00941253"/>
    </style:style>
    <style:style style:name="T42" style:family="text">
      <style:text-properties style:text-underline-style="none" officeooo:rsid="009bfbcc"/>
    </style:style>
    <style:style style:name="T43" style:family="text">
      <style:text-properties style:text-underline-style="none" officeooo:rsid="009d4d03"/>
    </style:style>
    <style:style style:name="T44" style:family="text">
      <style:text-properties style:text-underline-style="none" officeooo:rsid="009e7b42"/>
    </style:style>
    <style:style style:name="T45" style:family="text">
      <style:text-properties style:text-underline-style="none" officeooo:rsid="00a7c609"/>
    </style:style>
    <style:style style:name="T46" style:family="text">
      <style:text-properties style:text-underline-style="none" officeooo:rsid="00abb707"/>
    </style:style>
    <style:style style:name="T47" style:family="text">
      <style:text-properties style:text-underline-style="none" officeooo:rsid="00acc2a2"/>
    </style:style>
    <style:style style:name="T48" style:family="text">
      <style:text-properties style:text-underline-style="none" officeooo:rsid="00b0bc6f"/>
    </style:style>
    <style:style style:name="T49" style:family="text">
      <style:text-properties style:text-underline-style="none" officeooo:rsid="0065b664"/>
    </style:style>
    <style:style style:name="T50" style:family="text">
      <style:text-properties style:text-underline-style="none" officeooo:rsid="00b58d93"/>
    </style:style>
    <style:style style:name="T51" style:family="text">
      <style:text-properties style:text-underline-style="none" officeooo:rsid="00b7c335"/>
    </style:style>
    <style:style style:name="T52" style:family="text">
      <style:text-properties style:text-underline-style="none" officeooo:rsid="00b82d20"/>
    </style:style>
    <style:style style:name="T53" style:family="text">
      <style:text-properties style:text-underline-style="none" officeooo:rsid="00b97a4b"/>
    </style:style>
    <style:style style:name="T54" style:family="text">
      <style:text-properties style:text-underline-style="none" officeooo:rsid="00bc850a"/>
    </style:style>
    <style:style style:name="T55" style:family="text">
      <style:text-properties style:text-underline-style="none" officeooo:rsid="00bc8d64"/>
    </style:style>
    <style:style style:name="T56" style:family="text">
      <style:text-properties style:text-underline-style="none" officeooo:rsid="00bd3146"/>
    </style:style>
    <style:style style:name="T57" style:family="text">
      <style:text-properties style:text-underline-style="none" officeooo:rsid="00bdaae3"/>
    </style:style>
    <style:style style:name="T58" style:family="text">
      <style:text-properties style:text-underline-style="none" officeooo:rsid="00bfa9fb"/>
    </style:style>
    <style:style style:name="T59" style:family="text">
      <style:text-properties officeooo:rsid="00726908"/>
    </style:style>
    <style:style style:name="T60" style:family="text">
      <style:text-properties officeooo:rsid="0072fe16"/>
    </style:style>
    <style:style style:name="T61" style:family="text">
      <style:text-properties officeooo:rsid="00783e20"/>
    </style:style>
    <style:style style:name="T62" style:family="text">
      <style:text-properties officeooo:rsid="007c33c7"/>
    </style:style>
    <style:style style:name="T63" style:family="text">
      <style:text-properties officeooo:rsid="007dcd14"/>
    </style:style>
    <style:style style:name="T64" style:family="text">
      <style:text-properties officeooo:rsid="007e7f41"/>
    </style:style>
    <style:style style:name="T65" style:family="text">
      <style:text-properties officeooo:rsid="00818082"/>
    </style:style>
    <style:style style:name="T66" style:family="text">
      <style:text-properties officeooo:rsid="008a12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9"><text:span text:style-name="T1">I was attracted to the position </text:span><text:span text:style-name="T36">as I </text:span><text:span text:style-name="T1">naturally gravitate towards roles that feature problem solving, </text:span><text:span text:style-name="T36">and </text:span><text:span text:style-name="T1">I </text:span><text:span text:style-name="T36">would feel fulfilled by </text:span><text:span text:style-name="T1">helping young people achieve their goals. I </text:span><text:span text:style-name="T36">would be able to handle</text:span><text:span text:style-name="T1"> </text:span><text:span text:style-name="T36">support requests covering a </text:span><text:span text:style-name="T1">wide range of subjects </text:span><text:span text:style-name="T36">available at the school</text:span><text:span text:style-name="T1">, </text:span><text:span text:style-name="T36">as </text:span><text:span text:style-name="T1">I </text:span><text:span text:style-name="T8">am experienced in</text:span><text:span text:style-name="T1"> </text:span><text:span text:style-name="T7">DIY </text:span><text:span text:style-name="T1">electronics and audio software - </text:span><text:span text:style-name="T36">which feature in the showcase videos on your website.</text:span></text:p>
      <text:p text:style-name="P4"><text:span text:style-name="T7"/></text:p>
      <text:p text:style-name="P5"><text:span text:style-name="T7">I </text:span><text:span text:style-name="T36">have a </text:span><text:span text:style-name="T1">wide and varied technical background, lending itself towards the many different subjects your school offers.</text:span><text:span text:style-name="T9"> I completed a Level 2 BTEC in Information Systems, </text:span><text:span text:style-name="T2">achieving</text:span><text:span text:style-name="T9"> a D*D*. </text:span><text:span text:style-name="T2">A</text:span><text:span text:style-name="T9">longside this, I completed a T-Level course in Digital Production, Design and Development, </text:span><text:span text:style-name="T5">w</text:span><text:span text:style-name="T36">hich</text:span><text:span text:style-name="T5"> focused </text:span><text:span text:style-name="T10">on </text:span><text:span text:style-name="T36">n</text:span><text:span text:style-name="T5">etwork infrastructure, </text:span><text:span text:style-name="T28">GDPR</text:span><text:span text:style-name="T5"> </text:span><text:span text:style-name="T11">and project planning. </text:span><text:span text:style-name="T12">I believe </text:span><text:span text:style-name="T36">this </text:span><text:span text:style-name="T12">would </text:span><text:span text:style-name="T36">greatly </text:span><text:span text:style-name="T12">aid me when resolving </text:span><text:span text:style-name="T36">site </text:span><text:span text:style-name="T12">issues, </text:span><text:span text:style-name="T36">or when </text:span><text:span text:style-name="T12">performing any site upgrades, </text:span><text:span text:style-name="T36">as I would be able to </text:span><text:span text:style-name="T12">integrat</text:span><text:span text:style-name="T36">e</text:span><text:span text:style-name="T12"> them thoughtfully into the existing network.</text:span></text:p>
      <text:p text:style-name="P5"><text:span text:style-name="T12"/></text:p>
      <text:p text:style-name="P8"><text:span text:style-name="T59">To supplement the knowledge gained from my courses,</text:span> I ha<text:span text:style-name="T59">ve experience</text:span> tinkering with my own home server, configuring media servers, <text:span text:style-name="T59">managing user permissions/</text:span><text:span text:style-name="T60">credentials</text:span><text:span text:style-name="T59"> </text:span>and automating system tasks to achieve complete and timely backups of sensitive data. <text:span text:style-name="T64">Whilst managing this server, I would frequently log in from a remote location to troubleshoot the system and provide support to my users.</text:span> <text:span text:style-name="T61">This will help me in this role because it will allow me to quickly familiar</text:span><text:span text:style-name="T63">ise myself</text:span><text:span text:style-name="T61"> with your own system</text:span><text:span text:style-name="T62">s</text:span><text:span text:style-name="T61"> to manage users and data,</text:span><text:span text:style-name="T64"> whilst also being able to troubleshoot and provide more hands-on </text:span><text:span text:style-name="T65">wireless </text:span><text:span text:style-name="T64">remote support/</text:span><text:span text:style-name="T66">security management.</text:span></text:p>
      <text:p text:style-name="P2"><text:span text:style-name="T1"/></text:p>
      <text:p text:style-name="P11"><text:span text:style-name="T2">In addition</text:span><text:span text:style-name="T1">, I have been perfecting my web development and system admin/troubleshooting skills - not only </text:span><text:span text:style-name="T46">for </text:span><text:span text:style-name="T1">my own systems and servers, but also during internships at DFDS Seaways and BoysenB Web Development. </text:span><text:span text:style-name="T6">At </text:span><text:span text:style-name="T29">DFDS,</text:span><text:span text:style-name="T6"> </text:span><text:span text:style-name="T46">we t</text:span><text:span text:style-name="T6">raverse</text:span><text:span text:style-name="T46">d</text:span><text:span text:style-name="T6"> multiple offices </text:span><text:span text:style-name="T31">as</text:span><text:span text:style-name="T30"> we were the only IT support team on the port</text:span><text:span text:style-name="T6">, resolving technical issues with employees’ machines </text:span><text:span text:style-name="T14">in a </text:span><text:span text:style-name="T37">professional, </text:span><text:span text:style-name="T14">timely manner</text:span><text:span text:style-name="T6">. </text:span><text:span text:style-name="T15">My primary individual task was </text:span><text:span text:style-name="T38">assisting in extensive network server cabling modifications </text:span><text:span text:style-name="T40">(which carried the VoIP internal telephone network, which was experiencing issues). </text:span><text:span text:style-name="T46">A</text:span><text:span text:style-name="T38">longside </text:span><text:span text:style-name="T40">this, I </text:span><text:span text:style-name="T46">updated a large number of </text:span><text:span text:style-name="T16">devices over networks to the latest </text:span><text:span text:style-name="T17">version of Windows to minimise any potential security flaws. </text:span><text:span text:style-name="T6">I love</text:span><text:span text:style-name="T18">d</text:span><text:span text:style-name="T6"> using </text:span><text:span text:style-name="T46">my technical skills in this role </text:span><text:span text:style-name="T6">to help </text:span><text:span text:style-name="T13">a wide range of </text:span><text:span text:style-name="T6">people </text:span><text:span text:style-name="T39">and work as part of a team unit.</text:span></text:p>
      <text:p text:style-name="P2"><text:span text:style-name="T1"/></text:p>
      <text:p text:style-name="P15"><text:span text:style-name="T1">Since leaving college, I </text:span><text:span text:style-name="T46">have </text:span><text:span text:style-name="T1">continued hosting my own services and learning about these systems. </text:span><text:span text:style-name="T46">However, </text:span><text:span text:style-name="T1">I wanted to expand my </text:span><text:span text:style-name="T46">skillset </text:span><text:span text:style-name="T1">further into audiovisual technology, so I started </text:span><text:span text:style-name="T46">a </text:span><text:span text:style-name="T1">degree in Music &amp; Sound Design. </text:span><text:span text:style-name="T46">In this degree, </text:span><text:span text:style-name="T1">I learn</text:span><text:span text:style-name="T46">ed</text:span><text:span text:style-name="T1"> </text:span><text:span text:style-name="T46">a lot </text:span><text:span text:style-name="T1">about audio/video routing </text:span><text:span text:style-name="T3">(sample rate, bit depth, </text:span><text:span text:style-name="T46">a</text:span><text:span text:style-name="T4">udio &amp; </text:span><text:span text:style-name="T46">v</text:span><text:span text:style-name="T4">ideo over networks</text:span><text:span text:style-name="T3">)</text:span><text:span text:style-name="T1">, </text:span><text:span text:style-name="T46">and </text:span><text:span text:style-name="T1">editing software (such as Logic Pro, Reaper and Adobe Premiere Pro</text:span><text:span text:style-name="T3">). </text:span><text:span text:style-name="T46">In addition, </text:span><text:span text:style-name="T13">I </text:span><text:span text:style-name="T46">gained extensive experience </text:span><text:span text:style-name="T13">with OSX </text:span><text:span text:style-name="T45">and IOS</text:span><text:span text:style-name="T13"> in a professional production environment. </text:span><text:span text:style-name="T32">I feel that </text:span><text:span text:style-name="T46">the skills I gained from my degree</text:span><text:span text:style-name="T32"> </text:span><text:span text:style-name="T23">make me well suited</text:span><text:span text:style-name="T21"> for this role, </text:span><text:span text:style-name="T24">as I could provide</text:span><text:span text:style-name="T21"> </text:span><text:span text:style-name="T24">support for</text:span><text:span text:style-name="T21"> AV events </text:span><text:span text:style-name="T22">with my understanding of mixing and AV equipment. </text:span><text:span text:style-name="T42">Whilst attending </text:span><text:span text:style-name="T46">university</text:span><text:span text:style-name="T42">, I made extensive use of Office 365 software to professionally format my own work and fill out forms. </text:span><text:span text:style-name="T46">A</text:span><text:span text:style-name="T42">lthough I had been using the suite from a very young age, </text:span><text:span text:style-name="T46">formatting my assignments </text:span><text:span text:style-name="T42">presented a chance to enhance my skillset.</text:span></text:p>
      <text:p text:style-name="P15"><text:span text:style-name="T42"><text:s/></text:span></text:p>
      <text:p text:style-name="P14"><text:span text:style-name="T43">My time at university greatly </text:span><text:span text:style-name="T46">e</text:span><text:span text:style-name="T43">xpand</text:span><text:span text:style-name="T46">ed</text:span><text:span text:style-name="T43"> my communication skills, as I met and collaborated with a wide range of people. I further developed my ability to work with </text:span><text:span text:style-name="T46">people</text:span><text:span text:style-name="T43"> from different backgrounds, </text:span><text:span text:style-name="T46">and I feel that having experience in explaining </text:span><text:span text:style-name="T43">technical concepts to </text:span><text:span text:style-name="T46">people </text:span><text:span text:style-name="T43">who </text:span><text:span text:style-name="T46">were </text:span><text:span text:style-name="T43">more musically-minde</text:span><text:span text:style-name="T46">d</text:span><text:span text:style-name="T43"> </text:span><text:span text:style-name="T46">w</text:span><text:span text:style-name="T44">ould be a vital asset to me in this role.</text:span></text:p>
      <text:p text:style-name="P14"><text:span text:style-name="T44"/></text:p>
      <text:p text:style-name="P16"><text:soft-page-break/><text:span text:style-name="T44">A</text:span><text:span text:style-name="T1">longside my course, I volunteered at the British Heart Foundation in Manchester Piccadilly. Here, I was able to thrive in a chaotic environment as the shop is located at the heart of the city centre. As a result of this, the shop was always full of customers seeking help; this meant that I was often juggling multiple queries whilst also keeping the shop well stocked and safe </text:span><text:span text:style-name="T54">for those with accessibility needs (clear walkways for those with poor vision and wheelchairs). </text:span><text:span text:style-name="T55">I really enjoyed getting to know the different types of people that would visit, and helping them with their experience. This </text:span><text:span text:style-name="T56">role develop</text:span><text:span text:style-name="T58">ed</text:span><text:span text:style-name="T56"> my timekeeping skills in a fast</text:span><text:span text:style-name="T58">-</text:span><text:span text:style-name="T56">paced environment, </text:span><text:span text:style-name="T57">which I believe would benefit me tremendously in this role.</text:span></text:p>
      <text:p text:style-name="P3"><text:span text:style-name="T13"/></text:p>
      <text:p text:style-name="P13"><text:span text:style-name="T13">A</text:span><text:span text:style-name="T1">fter I finished my </text:span><text:span text:style-name="T46">degree</text:span><text:span text:style-name="T1"> with a 2:1 grade, I had been considering </text:span><text:span text:style-name="T47">searching for a career in the education sector,</text:span><text:span text:style-name="T19"> so I took a course in Child Safety, Safeguarding, Diversity and SEND </text:span><text:span text:style-name="T34">alongside acquiring a</text:span><text:span text:style-name="T46">n enhanced </text:span><text:span text:style-name="T34">DBS c</text:span><text:span text:style-name="T35">ertificate</text:span><text:span text:style-name="T19">. </text:span><text:span text:style-name="T50">I </text:span><text:span text:style-name="T51">also </text:span><text:span text:style-name="T50">wanted to get some experience working in a live AV production environment, so I</text:span><text:span text:style-name="T49"> completed an internship at the TV production studio dock10 in Media</text:span><text:span text:style-name="T52">C</text:span><text:span text:style-name="T49">ity, Salford, where I gained hands-on experience with </text:span><text:span text:style-name="T33">complex </text:span><text:span text:style-name="T49">broadcast quality AV equipment. </text:span><text:span text:style-name="T48">I feel </text:span><text:span text:style-name="T53">this experience is beneficial for this role, as I would be able to provide professional-standard AV support for performing arts events at the school.</text:span></text:p>
      <text:p text:style-name="P6"><text:span text:style-name="T20"/></text:p>
      <text:p text:style-name="P12"><text:span text:style-name="T20">I</text:span><text:span text:style-name="T1">n my free time,</text:span><text:span text:style-name="T27"> </text:span><text:span text:style-name="T41">I love researching a vast range of technological areas. </text:span><text:span text:style-name="T1">I recently </text:span><text:span text:style-name="T53">completed </text:span><text:span text:style-name="T1">a certification in </text:span><text:span text:style-name="T25">Audinate’s </text:span><text:span text:style-name="T1">Dante Level 1 </text:span><text:span text:style-name="T25">course which solidified my knowledge of TCP/IP networking models and how data flows across a network. </text:span><text:span text:style-name="T26">This fu</text:span><text:span text:style-name="T53">r</text:span><text:span text:style-name="T26">thered my understanding of how systems interact with networks, as </text:span><text:span text:style-name="T53">the course</text:span><text:span text:style-name="T26"> discusses how MAC/IP </text:span><text:span text:style-name="T53">a</text:span><text:span text:style-name="T26">ddresses, </text:span><text:span text:style-name="T53">s</text:span><text:span text:style-name="T26">ubnets and UPnP operate, enabling me to better visualise what is happening within a network and resolve basic and complex network </text:span><text:span text:style-name="T27">issues.</text:span></text:p>
      <text:p text:style-name="P7"><text:span text:style-name="T27"/></text:p>
      <text:p text:style-name="P7"><text:span text:style-name="T2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8T19:06:25.974545075</meta:creation-date>
    <dc:date>2026-01-09T21:39:45.129402144</dc:date>
    <meta:editing-duration>PT3H35M12S</meta:editing-duration>
    <meta:editing-cycles>85</meta:editing-cycles>
    <meta:generator>LibreOffice/24.2.7.2$Linux_X86_64 LibreOffice_project/420$Build-2</meta:generator>
    <meta:document-statistic meta:table-count="0" meta:image-count="0" meta:object-count="0" meta:page-count="2" meta:paragraph-count="10" meta:word-count="896" meta:character-count="5510" meta:non-whitespace-character-count="4622"/>
  </office:meta>
</office:document-meta>
</file>